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ba25697b8f0f5f4b307dc70bea58a52d" style:family="table-column">
      <style:table-column-properties fo:break-before="auto" style:use-optimal-column-width="false" style:column-width="6cm"/>
    </style:style>
    <style:style style:name="odsStyleTableColumn-c1ed237025ceb9a3075baeb8a4ecb455" style:family="table-column">
      <style:table-column-properties fo:break-before="auto" style:use-optimal-column-width="false" style:column-width="5cm"/>
    </style:style>
    <style:style style:name="odsStyleTableColumn-ca54bc7eeaff6fe45f352d71f8d60184" style:family="table-column">
      <style:table-column-properties fo:break-before="auto" style:use-optimal-column-width="false" style:column-width="3cm"/>
    </style:style>
    <style:style style:name="odsStyleTableCell-656a6cb6206f7a70f619dd977aed052f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4f5a7319fe1009975c3b41793863e6a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f1c2d768217fcb6789c19ff00fb1b66d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d9f01d849c8694d1708505359838661c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ccf117c56c815eb94cabfe207c60d74f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725a4582c6a2154980803627ddb3f524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ba25697b8f0f5f4b307dc70bea58a52d" table:default-cell-style-name="Default"/>
        <table:table-column table:style-name="odsStyleTableColumn-c1ed237025ceb9a3075baeb8a4ecb455" table:default-cell-style-name="Default"/>
        <table:table-column table:style-name="odsStyleTableColumn-ca54bc7eeaff6fe45f352d71f8d60184" table:default-cell-style-name="Default"/>
        <table:table-column table:style-name="odsStyleTableColumn-ca54bc7eeaff6fe45f352d71f8d60184" table:default-cell-style-name="Default"/>
        <table:table-column table:style-name="odsStyleTableColumn-ca54bc7eeaff6fe45f352d71f8d60184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656a6cb6206f7a70f619dd977aed052f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4f5a7319fe1009975c3b41793863e6a6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4f5a7319fe1009975c3b41793863e6a6" table:number-columns-spanned="5" table:number-rows-spanned="1" office:value-type="string">
            <text:p>TABLA No. 6-24</text:p>
          </table:table-cell>
          <table:covered-table-cell table:number-columns-repeated="4"/>
        </table:table-row>
        <table:table-row table:style-name="ro1">
          <table:table-cell table:style-name="odsStyleTableCell-4f5a7319fe1009975c3b41793863e6a6" table:number-columns-spanned="5" table:number-rows-spanned="1" office:value-type="string">
            <text:p>TABLA DE COTIZACIONES DEL 9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4f5a7319fe1009975c3b41793863e6a6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f1c2d768217fcb6789c19ff00fb1b66d" office:value-type="string">
            <text:p>PAIS</text:p>
          </table:table-cell>
          <table:table-cell table:style-name="odsStyleTableCell-f1c2d768217fcb6789c19ff00fb1b66d" office:value-type="string">
            <text:p>UNIDAD MONETARIA</text:p>
          </table:table-cell>
          <table:table-cell table:style-name="odsStyleTableCell-f1c2d768217fcb6789c19ff00fb1b66d" office:value-type="string">
            <text:p>MONEDA</text:p>
          </table:table-cell>
          <table:table-cell table:style-name="odsStyleTableCell-f1c2d768217fcb6789c19ff00fb1b66d" office:value-type="string">
            <text:p>TIPO DE CAMBIO EN Bs POR UNIDAD DE MONEDA EXTRANJERA</text:p>
          </table:table-cell>
          <table:table-cell table:style-name="odsStyleTableCell-f1c2d768217fcb6789c19ff00fb1b66d" office:value-type="string">
            <text:p>TIPO DE CAMBIO EN M.E.</text:p>
          </table:table-cell>
        </table:table-row>
        <table:table-row table:style-name="ro1">
          <table:table-cell table:style-name="odsStyleTableCell-d9f01d849c8694d1708505359838661c" office:value-type="string">
            <text:p>ESTADOS UNIDOS</text:p>
          </table:table-cell>
          <table:table-cell table:style-name="odsStyleTableCell-d9f01d849c8694d1708505359838661c" office:value-type="string">
            <text:p>DOLAR VENTA</text:p>
          </table:table-cell>
          <table:table-cell table:style-name="odsStyleTableCell-d9f01d849c8694d1708505359838661c" office:value-type="string">
            <text:p>USD.VENTA</text:p>
          </table:table-cell>
          <table:table-cell table:style-name="odsStyleTableCell-ccf117c56c815eb94cabfe207c60d74f" office:value-type="string">
            <text:p>6.96000</text:p>
          </table:table-cell>
          <table:table-cell table:style-name="odsStyleTableCell-ccf117c56c815eb94cabfe207c60d74f" office:value-type="string">
            <text:p/>
          </table:table-cell>
        </table:table-row>
        <table:table-row table:style-name="ro1">
          <table:table-cell table:style-name="odsStyleTableCell-d9f01d849c8694d1708505359838661c" office:value-type="string">
            <text:p>ESTADOS UNIDOS</text:p>
          </table:table-cell>
          <table:table-cell table:style-name="odsStyleTableCell-d9f01d849c8694d1708505359838661c" office:value-type="string">
            <text:p>DOLAR COMPRA</text:p>
          </table:table-cell>
          <table:table-cell table:style-name="odsStyleTableCell-d9f01d849c8694d1708505359838661c" office:value-type="string">
            <text:p>USD.COMPRA</text:p>
          </table:table-cell>
          <table:table-cell table:style-name="odsStyleTableCell-ccf117c56c815eb94cabfe207c60d74f" office:value-type="string">
            <text:p>6.86000</text:p>
          </table:table-cell>
          <table:table-cell table:style-name="odsStyleTableCell-ccf117c56c815eb94cabfe207c60d74f" office:value-type="string">
            <text:p/>
          </table:table-cell>
        </table:table-row>
        <table:table-row table:style-name="ro1">
          <table:table-cell table:style-name="odsStyleTableCell-d9f01d849c8694d1708505359838661c" office:value-type="string">
            <text:p>UNION EUROPEA</text:p>
          </table:table-cell>
          <table:table-cell table:style-name="odsStyleTableCell-d9f01d849c8694d1708505359838661c" office:value-type="string">
            <text:p>EURO</text:p>
          </table:table-cell>
          <table:table-cell table:style-name="odsStyleTableCell-d9f01d849c8694d1708505359838661c" office:value-type="string">
            <text:p>EUR</text:p>
          </table:table-cell>
          <table:table-cell table:style-name="odsStyleTableCell-ccf117c56c815eb94cabfe207c60d74f" office:value-type="string">
            <text:p>7.51855</text:p>
          </table:table-cell>
          <table:table-cell table:style-name="odsStyleTableCell-ccf117c56c815eb94cabfe207c60d74f" office:value-type="string">
            <text:p>0.91241</text:p>
          </table:table-cell>
        </table:table-row>
        <table:table-row table:style-name="ro1">
          <table:table-cell table:style-name="odsStyleTableCell-d9f01d849c8694d1708505359838661c" office:value-type="string">
            <text:p>JAPON</text:p>
          </table:table-cell>
          <table:table-cell table:style-name="odsStyleTableCell-d9f01d849c8694d1708505359838661c" office:value-type="string">
            <text:p>YEN</text:p>
          </table:table-cell>
          <table:table-cell table:style-name="odsStyleTableCell-d9f01d849c8694d1708505359838661c" office:value-type="string">
            <text:p>JPY</text:p>
          </table:table-cell>
          <table:table-cell table:style-name="odsStyleTableCell-ccf117c56c815eb94cabfe207c60d74f" office:value-type="string">
            <text:p>0.04760</text:p>
          </table:table-cell>
          <table:table-cell table:style-name="odsStyleTableCell-ccf117c56c815eb94cabfe207c60d74f" office:value-type="string">
            <text:p>144.13000</text:p>
          </table:table-cell>
        </table:table-row>
        <table:table-row table:style-name="ro1">
          <table:table-cell table:style-name="odsStyleTableCell-d9f01d849c8694d1708505359838661c" office:value-type="string">
            <text:p>ARABIA SAUDITA</text:p>
          </table:table-cell>
          <table:table-cell table:style-name="odsStyleTableCell-d9f01d849c8694d1708505359838661c" office:value-type="string">
            <text:p>RIYAL SAUDÍ</text:p>
          </table:table-cell>
          <table:table-cell table:style-name="odsStyleTableCell-d9f01d849c8694d1708505359838661c" office:value-type="string">
            <text:p>SAR</text:p>
          </table:table-cell>
          <table:table-cell table:style-name="odsStyleTableCell-ccf117c56c815eb94cabfe207c60d74f" office:value-type="string">
            <text:p>1.82919</text:p>
          </table:table-cell>
          <table:table-cell table:style-name="odsStyleTableCell-ccf117c56c815eb94cabfe207c60d74f" office:value-type="string">
            <text:p>3.75030</text:p>
          </table:table-cell>
        </table:table-row>
        <table:table-row table:style-name="ro1">
          <table:table-cell table:style-name="odsStyleTableCell-d9f01d849c8694d1708505359838661c" office:value-type="string">
            <text:p>ARGELIA</text:p>
          </table:table-cell>
          <table:table-cell table:style-name="odsStyleTableCell-d9f01d849c8694d1708505359838661c" office:value-type="string">
            <text:p>DINAR ARGELINO</text:p>
          </table:table-cell>
          <table:table-cell table:style-name="odsStyleTableCell-d9f01d849c8694d1708505359838661c" office:value-type="string">
            <text:p>DZD</text:p>
          </table:table-cell>
          <table:table-cell table:style-name="odsStyleTableCell-ccf117c56c815eb94cabfe207c60d74f" office:value-type="string">
            <text:p>0.05113</text:p>
          </table:table-cell>
          <table:table-cell table:style-name="odsStyleTableCell-ccf117c56c815eb94cabfe207c60d74f" office:value-type="string">
            <text:p>134.17390</text:p>
          </table:table-cell>
        </table:table-row>
        <table:table-row table:style-name="ro1">
          <table:table-cell table:style-name="odsStyleTableCell-d9f01d849c8694d1708505359838661c" office:value-type="string">
            <text:p>ARGENTINA</text:p>
          </table:table-cell>
          <table:table-cell table:style-name="odsStyleTableCell-d9f01d849c8694d1708505359838661c" office:value-type="string">
            <text:p>PESO</text:p>
          </table:table-cell>
          <table:table-cell table:style-name="odsStyleTableCell-d9f01d849c8694d1708505359838661c" office:value-type="string">
            <text:p>ARS</text:p>
          </table:table-cell>
          <table:table-cell table:style-name="odsStyleTableCell-ccf117c56c815eb94cabfe207c60d74f" office:value-type="string">
            <text:p>0.00843</text:p>
          </table:table-cell>
          <table:table-cell table:style-name="odsStyleTableCell-ccf117c56c815eb94cabfe207c60d74f" office:value-type="string">
            <text:p>813.85250</text:p>
          </table:table-cell>
        </table:table-row>
        <table:table-row table:style-name="ro1">
          <table:table-cell table:style-name="odsStyleTableCell-d9f01d849c8694d1708505359838661c" office:value-type="string">
            <text:p>AUSTRALIA</text:p>
          </table:table-cell>
          <table:table-cell table:style-name="odsStyleTableCell-d9f01d849c8694d1708505359838661c" office:value-type="string">
            <text:p>DÓLAR</text:p>
          </table:table-cell>
          <table:table-cell table:style-name="odsStyleTableCell-d9f01d849c8694d1708505359838661c" office:value-type="string">
            <text:p>AUD</text:p>
          </table:table-cell>
          <table:table-cell table:style-name="odsStyleTableCell-ccf117c56c815eb94cabfe207c60d74f" office:value-type="string">
            <text:p>4.60991</text:p>
          </table:table-cell>
          <table:table-cell table:style-name="odsStyleTableCell-ccf117c56c815eb94cabfe207c60d74f" office:value-type="string">
            <text:p>1.48810</text:p>
          </table:table-cell>
        </table:table-row>
        <table:table-row table:style-name="ro1">
          <table:table-cell table:style-name="odsStyleTableCell-d9f01d849c8694d1708505359838661c" office:value-type="string">
            <text:p>BRASIL</text:p>
          </table:table-cell>
          <table:table-cell table:style-name="odsStyleTableCell-d9f01d849c8694d1708505359838661c" office:value-type="string">
            <text:p>REAL</text:p>
          </table:table-cell>
          <table:table-cell table:style-name="odsStyleTableCell-d9f01d849c8694d1708505359838661c" office:value-type="string">
            <text:p>BRL</text:p>
          </table:table-cell>
          <table:table-cell table:style-name="odsStyleTableCell-ccf117c56c815eb94cabfe207c60d74f" office:value-type="string">
            <text:p>1.40834</text:p>
          </table:table-cell>
          <table:table-cell table:style-name="odsStyleTableCell-ccf117c56c815eb94cabfe207c60d74f" office:value-type="string">
            <text:p>4.87100</text:p>
          </table:table-cell>
        </table:table-row>
        <table:table-row table:style-name="ro1">
          <table:table-cell table:style-name="odsStyleTableCell-d9f01d849c8694d1708505359838661c" office:value-type="string">
            <text:p>CANADA</text:p>
          </table:table-cell>
          <table:table-cell table:style-name="odsStyleTableCell-d9f01d849c8694d1708505359838661c" office:value-type="string">
            <text:p>DÓLAR</text:p>
          </table:table-cell>
          <table:table-cell table:style-name="odsStyleTableCell-d9f01d849c8694d1708505359838661c" office:value-type="string">
            <text:p>CAD</text:p>
          </table:table-cell>
          <table:table-cell table:style-name="odsStyleTableCell-ccf117c56c815eb94cabfe207c60d74f" office:value-type="string">
            <text:p>5.13781</text:p>
          </table:table-cell>
          <table:table-cell table:style-name="odsStyleTableCell-ccf117c56c815eb94cabfe207c60d74f" office:value-type="string">
            <text:p>1.33520</text:p>
          </table:table-cell>
        </table:table-row>
        <table:table-row table:style-name="ro1">
          <table:table-cell table:style-name="odsStyleTableCell-d9f01d849c8694d1708505359838661c" office:value-type="string">
            <text:p>CHILE</text:p>
          </table:table-cell>
          <table:table-cell table:style-name="odsStyleTableCell-d9f01d849c8694d1708505359838661c" office:value-type="string">
            <text:p>PESO</text:p>
          </table:table-cell>
          <table:table-cell table:style-name="odsStyleTableCell-d9f01d849c8694d1708505359838661c" office:value-type="string">
            <text:p>CLP</text:p>
          </table:table-cell>
          <table:table-cell table:style-name="odsStyleTableCell-ccf117c56c815eb94cabfe207c60d74f" office:value-type="string">
            <text:p>0.00758</text:p>
          </table:table-cell>
          <table:table-cell table:style-name="odsStyleTableCell-ccf117c56c815eb94cabfe207c60d74f" office:value-type="string">
            <text:p>905.25000</text:p>
          </table:table-cell>
        </table:table-row>
        <table:table-row table:style-name="ro1">
          <table:table-cell table:style-name="odsStyleTableCell-d9f01d849c8694d1708505359838661c" office:value-type="string">
            <text:p>COLOMBIA</text:p>
          </table:table-cell>
          <table:table-cell table:style-name="odsStyleTableCell-d9f01d849c8694d1708505359838661c" office:value-type="string">
            <text:p>PESO</text:p>
          </table:table-cell>
          <table:table-cell table:style-name="odsStyleTableCell-d9f01d849c8694d1708505359838661c" office:value-type="string">
            <text:p>COP</text:p>
          </table:table-cell>
          <table:table-cell table:style-name="odsStyleTableCell-ccf117c56c815eb94cabfe207c60d74f" office:value-type="string">
            <text:p>0.00177</text:p>
          </table:table-cell>
          <table:table-cell table:style-name="odsStyleTableCell-ccf117c56c815eb94cabfe207c60d74f" office:value-type="string">
            <text:p>3,882.04000</text:p>
          </table:table-cell>
        </table:table-row>
        <table:table-row table:style-name="ro1">
          <table:table-cell table:style-name="odsStyleTableCell-d9f01d849c8694d1708505359838661c" office:value-type="string">
            <text:p>COREA DEL SUR</text:p>
          </table:table-cell>
          <table:table-cell table:style-name="odsStyleTableCell-d9f01d849c8694d1708505359838661c" office:value-type="string">
            <text:p>WON</text:p>
          </table:table-cell>
          <table:table-cell table:style-name="odsStyleTableCell-d9f01d849c8694d1708505359838661c" office:value-type="string">
            <text:p>KRW</text:p>
          </table:table-cell>
          <table:table-cell table:style-name="odsStyleTableCell-ccf117c56c815eb94cabfe207c60d74f" office:value-type="string">
            <text:p>0.00521</text:p>
          </table:table-cell>
          <table:table-cell table:style-name="odsStyleTableCell-ccf117c56c815eb94cabfe207c60d74f" office:value-type="string">
            <text:p>1,315.72000</text:p>
          </table:table-cell>
        </table:table-row>
        <table:table-row table:style-name="ro1">
          <table:table-cell table:style-name="odsStyleTableCell-d9f01d849c8694d1708505359838661c" office:value-type="string">
            <text:p>COSTA RICA</text:p>
          </table:table-cell>
          <table:table-cell table:style-name="odsStyleTableCell-d9f01d849c8694d1708505359838661c" office:value-type="string">
            <text:p>COLON COSTARRICENSE</text:p>
          </table:table-cell>
          <table:table-cell table:style-name="odsStyleTableCell-d9f01d849c8694d1708505359838661c" office:value-type="string">
            <text:p>CRC</text:p>
          </table:table-cell>
          <table:table-cell table:style-name="odsStyleTableCell-ccf117c56c815eb94cabfe207c60d74f" office:value-type="string">
            <text:p>0.01316</text:p>
          </table:table-cell>
          <table:table-cell table:style-name="odsStyleTableCell-ccf117c56c815eb94cabfe207c60d74f" office:value-type="string">
            <text:p>521.24000</text:p>
          </table:table-cell>
        </table:table-row>
        <table:table-row table:style-name="ro1">
          <table:table-cell table:style-name="odsStyleTableCell-d9f01d849c8694d1708505359838661c" office:value-type="string">
            <text:p>REPUBLICA CHECA</text:p>
          </table:table-cell>
          <table:table-cell table:style-name="odsStyleTableCell-d9f01d849c8694d1708505359838661c" office:value-type="string">
            <text:p>CORONA CHECA</text:p>
          </table:table-cell>
          <table:table-cell table:style-name="odsStyleTableCell-d9f01d849c8694d1708505359838661c" office:value-type="string">
            <text:p>CZK</text:p>
          </table:table-cell>
          <table:table-cell table:style-name="odsStyleTableCell-ccf117c56c815eb94cabfe207c60d74f" office:value-type="string">
            <text:p>0.30682</text:p>
          </table:table-cell>
          <table:table-cell table:style-name="odsStyleTableCell-ccf117c56c815eb94cabfe207c60d74f" office:value-type="string">
            <text:p>22.35840</text:p>
          </table:table-cell>
        </table:table-row>
        <table:table-row table:style-name="ro1">
          <table:table-cell table:style-name="odsStyleTableCell-d9f01d849c8694d1708505359838661c" office:value-type="string">
            <text:p>DINAMARCA</text:p>
          </table:table-cell>
          <table:table-cell table:style-name="odsStyleTableCell-d9f01d849c8694d1708505359838661c" office:value-type="string">
            <text:p>CORONA</text:p>
          </table:table-cell>
          <table:table-cell table:style-name="odsStyleTableCell-d9f01d849c8694d1708505359838661c" office:value-type="string">
            <text:p>DKK</text:p>
          </table:table-cell>
          <table:table-cell table:style-name="odsStyleTableCell-ccf117c56c815eb94cabfe207c60d74f" office:value-type="string">
            <text:p>1.00814</text:p>
          </table:table-cell>
          <table:table-cell table:style-name="odsStyleTableCell-ccf117c56c815eb94cabfe207c60d74f" office:value-type="string">
            <text:p>6.80460</text:p>
          </table:table-cell>
        </table:table-row>
        <table:table-row table:style-name="ro1">
          <table:table-cell table:style-name="odsStyleTableCell-d9f01d849c8694d1708505359838661c" office:value-type="string">
            <text:p>ECUADOR</text:p>
          </table:table-cell>
          <table:table-cell table:style-name="odsStyleTableCell-d9f01d849c8694d1708505359838661c" office:value-type="string">
            <text:p>DÓLAR</text:p>
          </table:table-cell>
          <table:table-cell table:style-name="odsStyleTableCell-d9f01d849c8694d1708505359838661c" office:value-type="string">
            <text:p>USD</text:p>
          </table:table-cell>
          <table:table-cell table:style-name="odsStyleTableCell-ccf117c56c815eb94cabfe207c60d74f" office:value-type="string">
            <text:p>6.86000</text:p>
          </table:table-cell>
          <table:table-cell table:style-name="odsStyleTableCell-ccf117c56c815eb94cabfe207c60d74f" office:value-type="string">
            <text:p>1.00000</text:p>
          </table:table-cell>
        </table:table-row>
        <table:table-row table:style-name="ro1">
          <table:table-cell table:style-name="odsStyleTableCell-d9f01d849c8694d1708505359838661c" office:value-type="string">
            <text:p>EMIRATOS ARABES</text:p>
          </table:table-cell>
          <table:table-cell table:style-name="odsStyleTableCell-d9f01d849c8694d1708505359838661c" office:value-type="string">
            <text:p>DIRHAM</text:p>
          </table:table-cell>
          <table:table-cell table:style-name="odsStyleTableCell-d9f01d849c8694d1708505359838661c" office:value-type="string">
            <text:p>AED</text:p>
          </table:table-cell>
          <table:table-cell table:style-name="odsStyleTableCell-ccf117c56c815eb94cabfe207c60d74f" office:value-type="string">
            <text:p>1.86784</text:p>
          </table:table-cell>
          <table:table-cell table:style-name="odsStyleTableCell-ccf117c56c815eb94cabfe207c60d74f" office:value-type="string">
            <text:p>3.67270</text:p>
          </table:table-cell>
        </table:table-row>
        <table:table-row table:style-name="ro1">
          <table:table-cell table:style-name="odsStyleTableCell-d9f01d849c8694d1708505359838661c" office:value-type="string">
            <text:p>FILIPINAS</text:p>
          </table:table-cell>
          <table:table-cell table:style-name="odsStyleTableCell-d9f01d849c8694d1708505359838661c" office:value-type="string">
            <text:p>PESO FILIPINO</text:p>
          </table:table-cell>
          <table:table-cell table:style-name="odsStyleTableCell-d9f01d849c8694d1708505359838661c" office:value-type="string">
            <text:p>PHP</text:p>
          </table:table-cell>
          <table:table-cell table:style-name="odsStyleTableCell-ccf117c56c815eb94cabfe207c60d74f" office:value-type="string">
            <text:p>0.12317</text:p>
          </table:table-cell>
          <table:table-cell table:style-name="odsStyleTableCell-ccf117c56c815eb94cabfe207c60d74f" office:value-type="string">
            <text:p>55.69500</text:p>
          </table:table-cell>
        </table:table-row>
        <table:table-row table:style-name="ro1">
          <table:table-cell table:style-name="odsStyleTableCell-d9f01d849c8694d1708505359838661c" office:value-type="string">
            <text:p>HAITÍ</text:p>
          </table:table-cell>
          <table:table-cell table:style-name="odsStyleTableCell-d9f01d849c8694d1708505359838661c" office:value-type="string">
            <text:p>GOURDE</text:p>
          </table:table-cell>
          <table:table-cell table:style-name="odsStyleTableCell-d9f01d849c8694d1708505359838661c" office:value-type="string">
            <text:p>HTG</text:p>
          </table:table-cell>
          <table:table-cell table:style-name="odsStyleTableCell-ccf117c56c815eb94cabfe207c60d74f" office:value-type="string">
            <text:p>0.05207</text:p>
          </table:table-cell>
          <table:table-cell table:style-name="odsStyleTableCell-ccf117c56c815eb94cabfe207c60d74f" office:value-type="string">
            <text:p>131.74500</text:p>
          </table:table-cell>
        </table:table-row>
        <table:table-row table:style-name="ro1">
          <table:table-cell table:style-name="odsStyleTableCell-d9f01d849c8694d1708505359838661c" office:value-type="string">
            <text:p>HONG KONG</text:p>
          </table:table-cell>
          <table:table-cell table:style-name="odsStyleTableCell-d9f01d849c8694d1708505359838661c" office:value-type="string">
            <text:p>DÓLAR</text:p>
          </table:table-cell>
          <table:table-cell table:style-name="odsStyleTableCell-d9f01d849c8694d1708505359838661c" office:value-type="string">
            <text:p>HKD</text:p>
          </table:table-cell>
          <table:table-cell table:style-name="odsStyleTableCell-ccf117c56c815eb94cabfe207c60d74f" office:value-type="string">
            <text:p>0.87871</text:p>
          </table:table-cell>
          <table:table-cell table:style-name="odsStyleTableCell-ccf117c56c815eb94cabfe207c60d74f" office:value-type="string">
            <text:p>7.80690</text:p>
          </table:table-cell>
        </table:table-row>
        <table:table-row table:style-name="ro1">
          <table:table-cell table:style-name="odsStyleTableCell-d9f01d849c8694d1708505359838661c" office:value-type="string">
            <text:p>INDIA</text:p>
          </table:table-cell>
          <table:table-cell table:style-name="odsStyleTableCell-d9f01d849c8694d1708505359838661c" office:value-type="string">
            <text:p>RUPIA</text:p>
          </table:table-cell>
          <table:table-cell table:style-name="odsStyleTableCell-d9f01d849c8694d1708505359838661c" office:value-type="string">
            <text:p>INR</text:p>
          </table:table-cell>
          <table:table-cell table:style-name="odsStyleTableCell-ccf117c56c815eb94cabfe207c60d74f" office:value-type="string">
            <text:p>0.08252</text:p>
          </table:table-cell>
          <table:table-cell table:style-name="odsStyleTableCell-ccf117c56c815eb94cabfe207c60d74f" office:value-type="string">
            <text:p>83.13620</text:p>
          </table:table-cell>
        </table:table-row>
        <table:table-row table:style-name="ro1">
          <table:table-cell table:style-name="odsStyleTableCell-d9f01d849c8694d1708505359838661c" office:value-type="string">
            <text:p>INDONESIA</text:p>
          </table:table-cell>
          <table:table-cell table:style-name="odsStyleTableCell-d9f01d849c8694d1708505359838661c" office:value-type="string">
            <text:p>RUPIA INDONESIA</text:p>
          </table:table-cell>
          <table:table-cell table:style-name="odsStyleTableCell-d9f01d849c8694d1708505359838661c" office:value-type="string">
            <text:p>IDR</text:p>
          </table:table-cell>
          <table:table-cell table:style-name="odsStyleTableCell-ccf117c56c815eb94cabfe207c60d74f" office:value-type="string">
            <text:p>0.00044</text:p>
          </table:table-cell>
          <table:table-cell table:style-name="odsStyleTableCell-ccf117c56c815eb94cabfe207c60d74f" office:value-type="string">
            <text:p>15,525.00000</text:p>
          </table:table-cell>
        </table:table-row>
        <table:table-row table:style-name="ro1">
          <table:table-cell table:style-name="odsStyleTableCell-d9f01d849c8694d1708505359838661c" office:value-type="string">
            <text:p>ISRAEL</text:p>
          </table:table-cell>
          <table:table-cell table:style-name="odsStyleTableCell-d9f01d849c8694d1708505359838661c" office:value-type="string">
            <text:p>NUEVO SÉQUEL</text:p>
          </table:table-cell>
          <table:table-cell table:style-name="odsStyleTableCell-d9f01d849c8694d1708505359838661c" office:value-type="string">
            <text:p>ILS</text:p>
          </table:table-cell>
          <table:table-cell table:style-name="odsStyleTableCell-ccf117c56c815eb94cabfe207c60d74f" office:value-type="string">
            <text:p>1.85335</text:p>
          </table:table-cell>
          <table:table-cell table:style-name="odsStyleTableCell-ccf117c56c815eb94cabfe207c60d74f" office:value-type="string">
            <text:p>3.70140</text:p>
          </table:table-cell>
        </table:table-row>
        <table:table-row table:style-name="ro1">
          <table:table-cell table:style-name="odsStyleTableCell-d9f01d849c8694d1708505359838661c" office:value-type="string">
            <text:p>MALASIA</text:p>
          </table:table-cell>
          <table:table-cell table:style-name="odsStyleTableCell-d9f01d849c8694d1708505359838661c" office:value-type="string">
            <text:p>RINGGIT MALAYO</text:p>
          </table:table-cell>
          <table:table-cell table:style-name="odsStyleTableCell-d9f01d849c8694d1708505359838661c" office:value-type="string">
            <text:p>MYR</text:p>
          </table:table-cell>
          <table:table-cell table:style-name="odsStyleTableCell-ccf117c56c815eb94cabfe207c60d74f" office:value-type="string">
            <text:p>1.47479</text:p>
          </table:table-cell>
          <table:table-cell table:style-name="odsStyleTableCell-ccf117c56c815eb94cabfe207c60d74f" office:value-type="string">
            <text:p>4.65150</text:p>
          </table:table-cell>
        </table:table-row>
        <table:table-row table:style-name="ro1">
          <table:table-cell table:style-name="odsStyleTableCell-d9f01d849c8694d1708505359838661c" office:value-type="string">
            <text:p>MEXICO</text:p>
          </table:table-cell>
          <table:table-cell table:style-name="odsStyleTableCell-d9f01d849c8694d1708505359838661c" office:value-type="string">
            <text:p>PESO</text:p>
          </table:table-cell>
          <table:table-cell table:style-name="odsStyleTableCell-d9f01d849c8694d1708505359838661c" office:value-type="string">
            <text:p>MXN</text:p>
          </table:table-cell>
          <table:table-cell table:style-name="odsStyleTableCell-ccf117c56c815eb94cabfe207c60d74f" office:value-type="string">
            <text:p>0.40779</text:p>
          </table:table-cell>
          <table:table-cell table:style-name="odsStyleTableCell-ccf117c56c815eb94cabfe207c60d74f" office:value-type="string">
            <text:p>16.82230</text:p>
          </table:table-cell>
        </table:table-row>
        <table:table-row table:style-name="ro1">
          <table:table-cell table:style-name="odsStyleTableCell-d9f01d849c8694d1708505359838661c" office:value-type="string">
            <text:p>NORUEGA</text:p>
          </table:table-cell>
          <table:table-cell table:style-name="odsStyleTableCell-d9f01d849c8694d1708505359838661c" office:value-type="string">
            <text:p>CORONA</text:p>
          </table:table-cell>
          <table:table-cell table:style-name="odsStyleTableCell-d9f01d849c8694d1708505359838661c" office:value-type="string">
            <text:p>NOK</text:p>
          </table:table-cell>
          <table:table-cell table:style-name="odsStyleTableCell-ccf117c56c815eb94cabfe207c60d74f" office:value-type="string">
            <text:p>0.66191</text:p>
          </table:table-cell>
          <table:table-cell table:style-name="odsStyleTableCell-ccf117c56c815eb94cabfe207c60d74f" office:value-type="string">
            <text:p>10.36390</text:p>
          </table:table-cell>
        </table:table-row>
        <table:table-row table:style-name="ro1">
          <table:table-cell table:style-name="odsStyleTableCell-d9f01d849c8694d1708505359838661c" office:value-type="string">
            <text:p>PANAMÁ</text:p>
          </table:table-cell>
          <table:table-cell table:style-name="odsStyleTableCell-d9f01d849c8694d1708505359838661c" office:value-type="string">
            <text:p>BALBOA</text:p>
          </table:table-cell>
          <table:table-cell table:style-name="odsStyleTableCell-d9f01d849c8694d1708505359838661c" office:value-type="string">
            <text:p>PAB</text:p>
          </table:table-cell>
          <table:table-cell table:style-name="odsStyleTableCell-ccf117c56c815eb94cabfe207c60d74f" office:value-type="string">
            <text:p>6.86000</text:p>
          </table:table-cell>
          <table:table-cell table:style-name="odsStyleTableCell-ccf117c56c815eb94cabfe207c60d74f" office:value-type="string">
            <text:p>1.00000</text:p>
          </table:table-cell>
        </table:table-row>
        <table:table-row table:style-name="ro1">
          <table:table-cell table:style-name="odsStyleTableCell-d9f01d849c8694d1708505359838661c" office:value-type="string">
            <text:p>PARAGUAY</text:p>
          </table:table-cell>
          <table:table-cell table:style-name="odsStyleTableCell-d9f01d849c8694d1708505359838661c" office:value-type="string">
            <text:p>GUARANI</text:p>
          </table:table-cell>
          <table:table-cell table:style-name="odsStyleTableCell-d9f01d849c8694d1708505359838661c" office:value-type="string">
            <text:p>PYG</text:p>
          </table:table-cell>
          <table:table-cell table:style-name="odsStyleTableCell-ccf117c56c815eb94cabfe207c60d74f" office:value-type="string">
            <text:p>0.00094</text:p>
          </table:table-cell>
          <table:table-cell table:style-name="odsStyleTableCell-ccf117c56c815eb94cabfe207c60d74f" office:value-type="string">
            <text:p>7,285.10000</text:p>
          </table:table-cell>
        </table:table-row>
        <table:table-row table:style-name="ro1">
          <table:table-cell table:style-name="odsStyleTableCell-d9f01d849c8694d1708505359838661c" office:value-type="string">
            <text:p>PERU</text:p>
          </table:table-cell>
          <table:table-cell table:style-name="odsStyleTableCell-d9f01d849c8694d1708505359838661c" office:value-type="string">
            <text:p>NUEVO SOL</text:p>
          </table:table-cell>
          <table:table-cell table:style-name="odsStyleTableCell-d9f01d849c8694d1708505359838661c" office:value-type="string">
            <text:p>PEN</text:p>
          </table:table-cell>
          <table:table-cell table:style-name="odsStyleTableCell-ccf117c56c815eb94cabfe207c60d74f" office:value-type="string">
            <text:p>1.85571</text:p>
          </table:table-cell>
          <table:table-cell table:style-name="odsStyleTableCell-ccf117c56c815eb94cabfe207c60d74f" office:value-type="string">
            <text:p>3.69670</text:p>
          </table:table-cell>
        </table:table-row>
        <table:table-row table:style-name="ro1">
          <table:table-cell table:style-name="odsStyleTableCell-d9f01d849c8694d1708505359838661c" office:value-type="string">
            <text:p>REINO UNIDO</text:p>
          </table:table-cell>
          <table:table-cell table:style-name="odsStyleTableCell-d9f01d849c8694d1708505359838661c" office:value-type="string">
            <text:p>LIBRA</text:p>
          </table:table-cell>
          <table:table-cell table:style-name="odsStyleTableCell-d9f01d849c8694d1708505359838661c" office:value-type="string">
            <text:p>GBP</text:p>
          </table:table-cell>
          <table:table-cell table:style-name="odsStyleTableCell-ccf117c56c815eb94cabfe207c60d74f" office:value-type="string">
            <text:p>8.75067</text:p>
          </table:table-cell>
          <table:table-cell table:style-name="odsStyleTableCell-ccf117c56c815eb94cabfe207c60d74f" office:value-type="string">
            <text:p>0.78394</text:p>
          </table:table-cell>
        </table:table-row>
        <table:table-row table:style-name="ro1">
          <table:table-cell table:style-name="odsStyleTableCell-d9f01d849c8694d1708505359838661c" office:value-type="string">
            <text:p>REPÚBLICA DOMINICANA</text:p>
          </table:table-cell>
          <table:table-cell table:style-name="odsStyleTableCell-d9f01d849c8694d1708505359838661c" office:value-type="string">
            <text:p>PESO DOMINICANO</text:p>
          </table:table-cell>
          <table:table-cell table:style-name="odsStyleTableCell-d9f01d849c8694d1708505359838661c" office:value-type="string">
            <text:p>DOP</text:p>
          </table:table-cell>
          <table:table-cell table:style-name="odsStyleTableCell-ccf117c56c815eb94cabfe207c60d74f" office:value-type="string">
            <text:p>0.11709</text:p>
          </table:table-cell>
          <table:table-cell table:style-name="odsStyleTableCell-ccf117c56c815eb94cabfe207c60d74f" office:value-type="string">
            <text:p>58.58500</text:p>
          </table:table-cell>
        </table:table-row>
        <table:table-row table:style-name="ro1">
          <table:table-cell table:style-name="odsStyleTableCell-d9f01d849c8694d1708505359838661c" office:value-type="string">
            <text:p>REP.POPULAR CHINA</text:p>
          </table:table-cell>
          <table:table-cell table:style-name="odsStyleTableCell-d9f01d849c8694d1708505359838661c" office:value-type="string">
            <text:p>YUAN RENMINBI OFFSHORE</text:p>
          </table:table-cell>
          <table:table-cell table:style-name="odsStyleTableCell-d9f01d849c8694d1708505359838661c" office:value-type="string">
            <text:p>CNH</text:p>
          </table:table-cell>
          <table:table-cell table:style-name="odsStyleTableCell-ccf117c56c815eb94cabfe207c60d74f" office:value-type="string">
            <text:p>0.95793</text:p>
          </table:table-cell>
          <table:table-cell table:style-name="odsStyleTableCell-ccf117c56c815eb94cabfe207c60d74f" office:value-type="string">
            <text:p>7.16130</text:p>
          </table:table-cell>
        </table:table-row>
        <table:table-row table:style-name="ro1">
          <table:table-cell table:style-name="odsStyleTableCell-d9f01d849c8694d1708505359838661c" office:value-type="string">
            <text:p>RUSIA</text:p>
          </table:table-cell>
          <table:table-cell table:style-name="odsStyleTableCell-d9f01d849c8694d1708505359838661c" office:value-type="string">
            <text:p>RUBLO RUSO</text:p>
          </table:table-cell>
          <table:table-cell table:style-name="odsStyleTableCell-d9f01d849c8694d1708505359838661c" office:value-type="string">
            <text:p>RUB</text:p>
          </table:table-cell>
          <table:table-cell table:style-name="odsStyleTableCell-ccf117c56c815eb94cabfe207c60d74f" office:value-type="string">
            <text:p>0.07538</text:p>
          </table:table-cell>
          <table:table-cell table:style-name="odsStyleTableCell-ccf117c56c815eb94cabfe207c60d74f" office:value-type="string">
            <text:p>91.00900</text:p>
          </table:table-cell>
        </table:table-row>
        <table:table-row table:style-name="ro1">
          <table:table-cell table:style-name="odsStyleTableCell-d9f01d849c8694d1708505359838661c" office:value-type="string">
            <text:p>SINGAPUR</text:p>
          </table:table-cell>
          <table:table-cell table:style-name="odsStyleTableCell-d9f01d849c8694d1708505359838661c" office:value-type="string">
            <text:p>DÓLAR</text:p>
          </table:table-cell>
          <table:table-cell table:style-name="odsStyleTableCell-d9f01d849c8694d1708505359838661c" office:value-type="string">
            <text:p>SGD</text:p>
          </table:table-cell>
          <table:table-cell table:style-name="odsStyleTableCell-ccf117c56c815eb94cabfe207c60d74f" office:value-type="string">
            <text:p>5.16566</text:p>
          </table:table-cell>
          <table:table-cell table:style-name="odsStyleTableCell-ccf117c56c815eb94cabfe207c60d74f" office:value-type="string">
            <text:p>1.32800</text:p>
          </table:table-cell>
        </table:table-row>
        <table:table-row table:style-name="ro1">
          <table:table-cell table:style-name="odsStyleTableCell-d9f01d849c8694d1708505359838661c" office:value-type="string">
            <text:p>SUDÁFRICA</text:p>
          </table:table-cell>
          <table:table-cell table:style-name="odsStyleTableCell-d9f01d849c8694d1708505359838661c" office:value-type="string">
            <text:p>RAND</text:p>
          </table:table-cell>
          <table:table-cell table:style-name="odsStyleTableCell-d9f01d849c8694d1708505359838661c" office:value-type="string">
            <text:p>ZAR</text:p>
          </table:table-cell>
          <table:table-cell table:style-name="odsStyleTableCell-ccf117c56c815eb94cabfe207c60d74f" office:value-type="string">
            <text:p>0.36921</text:p>
          </table:table-cell>
          <table:table-cell table:style-name="odsStyleTableCell-ccf117c56c815eb94cabfe207c60d74f" office:value-type="string">
            <text:p>18.58010</text:p>
          </table:table-cell>
        </table:table-row>
        <table:table-row table:style-name="ro1">
          <table:table-cell table:style-name="odsStyleTableCell-d9f01d849c8694d1708505359838661c" office:value-type="string">
            <text:p>SUECIA</text:p>
          </table:table-cell>
          <table:table-cell table:style-name="odsStyleTableCell-d9f01d849c8694d1708505359838661c" office:value-type="string">
            <text:p>CORONA</text:p>
          </table:table-cell>
          <table:table-cell table:style-name="odsStyleTableCell-d9f01d849c8694d1708505359838661c" office:value-type="string">
            <text:p>SEK</text:p>
          </table:table-cell>
          <table:table-cell table:style-name="odsStyleTableCell-ccf117c56c815eb94cabfe207c60d74f" office:value-type="string">
            <text:p>0.67079</text:p>
          </table:table-cell>
          <table:table-cell table:style-name="odsStyleTableCell-ccf117c56c815eb94cabfe207c60d74f" office:value-type="string">
            <text:p>10.22680</text:p>
          </table:table-cell>
        </table:table-row>
        <table:table-row table:style-name="ro1">
          <table:table-cell table:style-name="odsStyleTableCell-d9f01d849c8694d1708505359838661c" office:value-type="string">
            <text:p>SUIZA</text:p>
          </table:table-cell>
          <table:table-cell table:style-name="odsStyleTableCell-d9f01d849c8694d1708505359838661c" office:value-type="string">
            <text:p>FRANCO</text:p>
          </table:table-cell>
          <table:table-cell table:style-name="odsStyleTableCell-d9f01d849c8694d1708505359838661c" office:value-type="string">
            <text:p>CHF</text:p>
          </table:table-cell>
          <table:table-cell table:style-name="odsStyleTableCell-ccf117c56c815eb94cabfe207c60d74f" office:value-type="string">
            <text:p>8.09726</text:p>
          </table:table-cell>
          <table:table-cell table:style-name="odsStyleTableCell-ccf117c56c815eb94cabfe207c60d74f" office:value-type="string">
            <text:p>0.84720</text:p>
          </table:table-cell>
        </table:table-row>
        <table:table-row table:style-name="ro1">
          <table:table-cell table:style-name="odsStyleTableCell-d9f01d849c8694d1708505359838661c" office:value-type="string">
            <text:p>TAILANDIA</text:p>
          </table:table-cell>
          <table:table-cell table:style-name="odsStyleTableCell-d9f01d849c8694d1708505359838661c" office:value-type="string">
            <text:p>THAI BAHT</text:p>
          </table:table-cell>
          <table:table-cell table:style-name="odsStyleTableCell-d9f01d849c8694d1708505359838661c" office:value-type="string">
            <text:p>THB</text:p>
          </table:table-cell>
          <table:table-cell table:style-name="odsStyleTableCell-ccf117c56c815eb94cabfe207c60d74f" office:value-type="string">
            <text:p>0.19644</text:p>
          </table:table-cell>
          <table:table-cell table:style-name="odsStyleTableCell-ccf117c56c815eb94cabfe207c60d74f" office:value-type="string">
            <text:p>34.92200</text:p>
          </table:table-cell>
        </table:table-row>
        <table:table-row table:style-name="ro1">
          <table:table-cell table:style-name="odsStyleTableCell-d9f01d849c8694d1708505359838661c" office:value-type="string">
            <text:p>TAIWAN</text:p>
          </table:table-cell>
          <table:table-cell table:style-name="odsStyleTableCell-d9f01d849c8694d1708505359838661c" office:value-type="string">
            <text:p>DÓLAR</text:p>
          </table:table-cell>
          <table:table-cell table:style-name="odsStyleTableCell-d9f01d849c8694d1708505359838661c" office:value-type="string">
            <text:p>TWD</text:p>
          </table:table-cell>
          <table:table-cell table:style-name="odsStyleTableCell-ccf117c56c815eb94cabfe207c60d74f" office:value-type="string">
            <text:p>0.22145</text:p>
          </table:table-cell>
          <table:table-cell table:style-name="odsStyleTableCell-ccf117c56c815eb94cabfe207c60d74f" office:value-type="string">
            <text:p>30.97700</text:p>
          </table:table-cell>
        </table:table-row>
        <table:table-row table:style-name="ro1">
          <table:table-cell table:style-name="odsStyleTableCell-d9f01d849c8694d1708505359838661c" office:value-type="string">
            <text:p>TÚNEZ</text:p>
          </table:table-cell>
          <table:table-cell table:style-name="odsStyleTableCell-d9f01d849c8694d1708505359838661c" office:value-type="string">
            <text:p>DINAR TUNECINO</text:p>
          </table:table-cell>
          <table:table-cell table:style-name="odsStyleTableCell-d9f01d849c8694d1708505359838661c" office:value-type="string">
            <text:p>TND</text:p>
          </table:table-cell>
          <table:table-cell table:style-name="odsStyleTableCell-ccf117c56c815eb94cabfe207c60d74f" office:value-type="string">
            <text:p>2.21734</text:p>
          </table:table-cell>
          <table:table-cell table:style-name="odsStyleTableCell-ccf117c56c815eb94cabfe207c60d74f" office:value-type="string">
            <text:p>3.09380</text:p>
          </table:table-cell>
        </table:table-row>
        <table:table-row table:style-name="ro1">
          <table:table-cell table:style-name="odsStyleTableCell-d9f01d849c8694d1708505359838661c" office:value-type="string">
            <text:p>TURQUÍA</text:p>
          </table:table-cell>
          <table:table-cell table:style-name="odsStyleTableCell-d9f01d849c8694d1708505359838661c" office:value-type="string">
            <text:p>LIRA TURCA</text:p>
          </table:table-cell>
          <table:table-cell table:style-name="odsStyleTableCell-d9f01d849c8694d1708505359838661c" office:value-type="string">
            <text:p>TRY</text:p>
          </table:table-cell>
          <table:table-cell table:style-name="odsStyleTableCell-ccf117c56c815eb94cabfe207c60d74f" office:value-type="string">
            <text:p>0.22945</text:p>
          </table:table-cell>
          <table:table-cell table:style-name="odsStyleTableCell-ccf117c56c815eb94cabfe207c60d74f" office:value-type="string">
            <text:p>29.89800</text:p>
          </table:table-cell>
        </table:table-row>
        <table:table-row table:style-name="ro1">
          <table:table-cell table:style-name="odsStyleTableCell-d9f01d849c8694d1708505359838661c" office:value-type="string">
            <text:p>URUGUAY</text:p>
          </table:table-cell>
          <table:table-cell table:style-name="odsStyleTableCell-d9f01d849c8694d1708505359838661c" office:value-type="string">
            <text:p>PESO</text:p>
          </table:table-cell>
          <table:table-cell table:style-name="odsStyleTableCell-d9f01d849c8694d1708505359838661c" office:value-type="string">
            <text:p>UYU</text:p>
          </table:table-cell>
          <table:table-cell table:style-name="odsStyleTableCell-ccf117c56c815eb94cabfe207c60d74f" office:value-type="string">
            <text:p>0.17458</text:p>
          </table:table-cell>
          <table:table-cell table:style-name="odsStyleTableCell-ccf117c56c815eb94cabfe207c60d74f" office:value-type="string">
            <text:p>39.29500</text:p>
          </table:table-cell>
        </table:table-row>
        <table:table-row table:style-name="ro1">
          <table:table-cell table:style-name="odsStyleTableCell-d9f01d849c8694d1708505359838661c" office:value-type="string">
            <text:p>VENEZUELA</text:p>
          </table:table-cell>
          <table:table-cell table:style-name="odsStyleTableCell-d9f01d849c8694d1708505359838661c" office:value-type="string">
            <text:p>BOLIVAR DIGITAL</text:p>
          </table:table-cell>
          <table:table-cell table:style-name="odsStyleTableCell-d9f01d849c8694d1708505359838661c" office:value-type="string">
            <text:p>VES</text:p>
          </table:table-cell>
          <table:table-cell table:style-name="odsStyleTableCell-ccf117c56c815eb94cabfe207c60d74f" office:value-type="string">
            <text:p>0.19064</text:p>
          </table:table-cell>
          <table:table-cell table:style-name="odsStyleTableCell-ccf117c56c815eb94cabfe207c60d74f" office:value-type="string">
            <text:p>35.98400</text:p>
          </table:table-cell>
        </table:table-row>
        <table:table-row table:style-name="ro1">
          <table:table-cell table:style-name="odsStyleTableCell-d9f01d849c8694d1708505359838661c" office:value-type="string">
            <text:p>VIETNAM</text:p>
          </table:table-cell>
          <table:table-cell table:style-name="odsStyleTableCell-d9f01d849c8694d1708505359838661c" office:value-type="string">
            <text:p>DONG</text:p>
          </table:table-cell>
          <table:table-cell table:style-name="odsStyleTableCell-d9f01d849c8694d1708505359838661c" office:value-type="string">
            <text:p>VND</text:p>
          </table:table-cell>
          <table:table-cell table:style-name="odsStyleTableCell-ccf117c56c815eb94cabfe207c60d74f" office:value-type="string">
            <text:p>0.00028</text:p>
          </table:table-cell>
          <table:table-cell table:style-name="odsStyleTableCell-ccf117c56c815eb94cabfe207c60d74f" office:value-type="string">
            <text:p>24,340.30000</text:p>
          </table:table-cell>
        </table:table-row>
        <table:table-row table:style-name="ro1">
          <table:table-cell table:style-name="odsStyleTableCell-d9f01d849c8694d1708505359838661c" office:value-type="string">
            <text:p/>
          </table:table-cell>
          <table:table-cell table:style-name="odsStyleTableCell-d9f01d849c8694d1708505359838661c" office:value-type="string">
            <text:p>DERECHO ESPECIAL DE GIRO</text:p>
          </table:table-cell>
          <table:table-cell table:style-name="odsStyleTableCell-d9f01d849c8694d1708505359838661c" office:value-type="string">
            <text:p>USD/D.E.G.</text:p>
          </table:table-cell>
          <table:table-cell table:style-name="odsStyleTableCell-ccf117c56c815eb94cabfe207c60d74f" office:value-type="string">
            <text:p/>
          </table:table-cell>
          <table:table-cell table:style-name="odsStyleTableCell-ccf117c56c815eb94cabfe207c60d74f" office:value-type="string">
            <text:p>1.33605</text:p>
          </table:table-cell>
        </table:table-row>
        <table:table-row table:style-name="ro1">
          <table:table-cell table:style-name="odsStyleTableCell-d9f01d849c8694d1708505359838661c" office:value-type="string">
            <text:p/>
          </table:table-cell>
          <table:table-cell table:style-name="odsStyleTableCell-d9f01d849c8694d1708505359838661c" office:value-type="string">
            <text:p>UNIDAD DE FOMENTO DE VIVIENDA</text:p>
          </table:table-cell>
          <table:table-cell table:style-name="odsStyleTableCell-d9f01d849c8694d1708505359838661c" office:value-type="string">
            <text:p>Bs/UFV</text:p>
          </table:table-cell>
          <table:table-cell table:style-name="odsStyleTableCell-ccf117c56c815eb94cabfe207c60d74f" office:value-type="string">
            <text:p/>
          </table:table-cell>
          <table:table-cell table:style-name="odsStyleTableCell-ccf117c56c815eb94cabfe207c60d74f" office:value-type="string">
            <text:p>2.47543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f5a7319fe1009975c3b41793863e6a6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f1c2d768217fcb6789c19ff00fb1b66d" office:value-type="string">
            <text:p> </text:p>
          </table:table-cell>
          <table:table-cell table:style-name="odsStyleTableCell-f1c2d768217fcb6789c19ff00fb1b66d" office:value-type="string">
            <text:p>UNIDAD MONETARIA</text:p>
          </table:table-cell>
          <table:table-cell table:style-name="odsStyleTableCell-f1c2d768217fcb6789c19ff00fb1b66d" office:value-type="string">
            <text:p>MONEDA</text:p>
          </table:table-cell>
          <table:table-cell table:style-name="odsStyleTableCell-f1c2d768217fcb6789c19ff00fb1b66d" office:value-type="string">
            <text:p>TIPO DE CAMBIO EN M.E.</text:p>
          </table:table-cell>
        </table:table-row>
        <table:table-row table:style-name="ro1">
          <table:table-cell table:style-name="odsStyleTableCell-d9f01d849c8694d1708505359838661c" office:value-type="string">
            <text:p>ORO</text:p>
          </table:table-cell>
          <table:table-cell table:style-name="odsStyleTableCell-d9f01d849c8694d1708505359838661c" office:value-type="string">
            <text:p>ONZA TROY ORO</text:p>
          </table:table-cell>
          <table:table-cell table:style-name="odsStyleTableCell-d9f01d849c8694d1708505359838661c" office:value-type="string">
            <text:p>USD./O.T.F.</text:p>
          </table:table-cell>
          <table:table-cell table:style-name="odsStyleTableCell-ccf117c56c815eb94cabfe207c60d74f" office:value-type="string">
            <text:p>2,028.09000</text:p>
          </table:table-cell>
        </table:table-row>
        <table:table-row table:style-name="ro1">
          <table:table-cell table:style-name="odsStyleTableCell-d9f01d849c8694d1708505359838661c" office:value-type="string">
            <text:p>PLATA</text:p>
          </table:table-cell>
          <table:table-cell table:style-name="odsStyleTableCell-d9f01d849c8694d1708505359838661c" office:value-type="string">
            <text:p>ONZA TROY PLATA</text:p>
          </table:table-cell>
          <table:table-cell table:style-name="odsStyleTableCell-d9f01d849c8694d1708505359838661c" office:value-type="string">
            <text:p>USD./O.T.F.</text:p>
          </table:table-cell>
          <table:table-cell table:style-name="odsStyleTableCell-ccf117c56c815eb94cabfe207c60d74f" office:value-type="string">
            <text:p>23.1033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f5a7319fe1009975c3b41793863e6a6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f1c2d768217fcb6789c19ff00fb1b66d" office:value-type="string">
            <text:p> </text:p>
          </table:table-cell>
          <table:table-cell table:style-name="odsStyleTableCell-f1c2d768217fcb6789c19ff00fb1b66d" office:value-type="string">
            <text:p>1 MES</text:p>
          </table:table-cell>
          <table:table-cell table:style-name="odsStyleTableCell-f1c2d768217fcb6789c19ff00fb1b66d" office:value-type="string">
            <text:p>3 MESES</text:p>
          </table:table-cell>
          <table:table-cell table:style-name="odsStyleTableCell-f1c2d768217fcb6789c19ff00fb1b66d" office:value-type="string">
            <text:p>6 MESES</text:p>
          </table:table-cell>
        </table:table-row>
        <table:table-row table:style-name="ro1">
          <table:table-cell table:style-name="odsStyleTableCell-725a4582c6a2154980803627ddb3f524" office:value-type="string">
            <text:p>TASA LIBOR(USD)</text:p>
          </table:table-cell>
          <table:table-cell table:style-name="odsStyleTableCell-ccf117c56c815eb94cabfe207c60d74f" office:value-type="string">
            <text:p>5.45</text:p>
          </table:table-cell>
          <table:table-cell table:style-name="odsStyleTableCell-ccf117c56c815eb94cabfe207c60d74f" office:value-type="string">
            <text:p>5.59</text:p>
          </table:table-cell>
          <table:table-cell table:style-name="odsStyleTableCell-ccf117c56c815eb94cabfe207c60d74f" office:value-type="string">
            <text:p>5.6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9f01d849c8694d1708505359838661c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45</meta:creation-date>
    <meta:generator>ods générator</meta:generator>
    <dc:date>2024-10-15T21:15:45</dc:date>
    <meta:editing-duration>PT1S</meta:editing-duration>
    <meta:editing-cycles>1</meta:editing-cycles>
    <meta:document-statistic meta:table-count="1" meta:cell-count="4" meta:object-count="0"/>
  </office:meta>
</office:document-meta>
</file>